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60pt" fo:language="ru" fo:country="RU" officeooo:rsid="0006d197" officeooo:paragraph-rsid="0006d197" style:font-size-asian="60pt" style:font-size-complex="6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позиторий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3:23:36.601000000</meta:creation-date>
    <dc:date>2022-09-16T13:24:10.864000000</dc:date>
    <meta:editing-duration>PT34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